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lse width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iod:</text:p>
          </table:table-cell>
          <table:table-cell/>
        </table:table-row>
        <table:table-row table:style-name="ro1">
          <table:table-cell office:value-type="string" calcext:value-type="string">
            <text:p>Regular RC frq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formula="of:=1/[.B9]*1000"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arduino pwm frq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z</text:p>
          </table:table-cell>
          <table:table-cell table:formula="of:=1/[.B10]*1000" office:value-type="float" office:value="8.19672131147541" calcext:value-type="float">
            <text:p>8,19672131147541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x in percent</text:p>
          </table:table-cell>
          <table:table-cell table:number-columns-repeated="2"/>
          <table:table-cell table:style-name="ce1" table:formula="of:=[.B4]/[.D10]" office:value-type="percentage" office:value="0.244" calcext:value-type="percentage">
            <text:p>24,40 %</text:p>
          </table:table-cell>
          <table:table-cell/>
        </table:table-row>
        <table:table-row table:style-name="ro1">
          <table:table-cell office:value-type="string" calcext:value-type="string">
            <text:p>min in percent</text:p>
          </table:table-cell>
          <table:table-cell table:number-columns-repeated="2"/>
          <table:table-cell table:style-name="ce1" table:formula="of:=[.B3]/[.D10]" office:value-type="percentage" office:value="0.122" calcext:value-type="percentage">
            <text:p>12,20 %</text:p>
          </table:table-cell>
          <table:table-cell/>
        </table:table-row>
        <table:table-row table:style-name="ro1">
          <table:table-cell office:value-type="string" calcext:value-type="string">
            <text:p>mid</text:p>
          </table:table-cell>
          <table:table-cell table:number-columns-repeated="2"/>
          <table:table-cell table:style-name="ce1" table:formula="of:=[.B5]/[.D10]" office:value-type="percentage" office:value="0.183" calcext:value-type="percentage">
            <text:p>18,30 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duino PWM MAX val: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inumim PWM VAL</text:p>
          </table:table-cell>
          <table:table-cell/>
          <table:table-cell table:formula="of:=[.C17]*[.D14]" office:value-type="float" office:value="31.11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WM val</text:p>
          </table:table-cell>
          <table:table-cell/>
          <table:table-cell table:formula="of:=[.D13]*[.C17]" office:value-type="float" office:value="62.22" calcext:value-type="float">
            <text:p>62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</text:p>
          </table:table-cell>
          <table:table-cell/>
          <table:table-cell table:formula="of:=[.C17]*[.D15]" office:value-type="float" office:value="46.665" calcext:value-type="float">
            <text:p>46,6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22:36:25.759088481</meta:creation-date>
    <dc:date>2022-03-18T23:07:24.633148823</dc:date>
    <meta:editing-duration>PT20M48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